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Utils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Enumeration.EmptyEnum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lectionUtils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equals( Vector v1 , Vector v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Utils.frequency( Collection c ,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oundEnumeration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mpty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Enumeration.CompoundEnumeration( Enumeration e1 , Enumeration 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undEnumeration.hasMore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putAll( Dictionary m1 , Dictionary m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Utils.asCollection( final Iterator 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ionUtils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Enumeration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flattenToString( Collectio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llectionUtils.asIterator( final Enumera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llectionUtils.equals( Dictionary d1 , Dictionary d2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llectionUtils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append( Enumeration e1 , Enumeration 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asEnumeration( final Iterator 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